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0.25cm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2cm" fo:min-width="2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7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4.75cm" fo:min-width="4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5cm" fo:min-width="1.75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25cm" fo:min-width="5.5cm"/>
    </style:style>
    <style:style style:name="gr28" style:family="graphic" style:parent-style-name="standard">
      <style:graphic-properties draw:marker-start="Circle" draw:marker-start-width="0.1cm" draw:textarea-vertical-align="middle"/>
    </style:style>
    <style:style style:name="gr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marker-end="Circle" draw:marker-end-width="0.1cm" draw:textarea-vertical-align="middle"/>
    </style:style>
    <style:style style:name="gr4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26cm" fo:min-width="1.755cm"/>
    </style:style>
    <style:style style:name="gr58" style:family="graphic" style:parent-style-name="standard">
      <style:graphic-properties draw:textarea-horizontal-align="justify" draw:textarea-vertical-align="middle" draw:auto-grow-height="false" fo:min-height="0.241cm" fo:min-width="0.487cm"/>
    </style:style>
    <style:style style:name="gr59" style:family="graphic" style:parent-style-name="standard">
      <style:graphic-properties draw:textarea-horizontal-align="justify" draw:textarea-vertical-align="middle" draw:auto-grow-height="false" fo:min-height="0.5cm" fo:min-width="1.75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7" draw:id="id7">
          <draw:glue-point draw:id="4" svg:x="5cm" svg:y="-5cm"/>
          <draw:glue-point draw:id="5" svg:x="5cm" svg:y="5cm"/>
          <draw:line draw:style-name="gr1" draw:text-style-name="P1" draw:layer="layout" svg:x1="15cm" svg:y1="21.5cm" svg:x2="15cm" svg:y2="21.75cm">
            <text:p/>
          </draw:line>
          <draw:line draw:style-name="gr2" draw:text-style-name="P1" draw:layer="layout" svg:x1="14.75cm" svg:y1="21.75cm" svg:x2="15cm" svg:y2="22.25cm">
            <text:p/>
          </draw:line>
          <draw:line draw:style-name="gr3" draw:text-style-name="P1" draw:layer="layout" svg:x1="15cm" svg:y1="22.25cm" svg:x2="15cm" svg:y2="22.5cm">
            <text:p/>
          </draw:line>
        </draw:g>
        <draw:g xml:id="id5" draw:id="id5">
          <draw:glue-point draw:id="4" svg:x="4.96cm" svg:y="-5cm"/>
          <draw:glue-point draw:id="5" svg:x="4.96cm" svg:y="5cm"/>
          <draw:line draw:style-name="gr4" draw:text-style-name="P1" draw:layer="layout" svg:x1="15cm" svg:y1="18.5cm" svg:x2="15cm" svg:y2="18.75cm">
            <text:p/>
          </draw:line>
          <draw:line draw:style-name="gr5" draw:text-style-name="P1" draw:layer="layout" svg:x1="14.75cm" svg:y1="18.75cm" svg:x2="15cm" svg:y2="19.25cm">
            <text:p/>
          </draw:line>
          <draw:line draw:style-name="gr6" draw:text-style-name="P1" draw:layer="layout" svg:x1="15cm" svg:y1="19.25cm" svg:x2="15cm" svg:y2="19.5cm">
            <text:p/>
          </draw:line>
        </draw:g>
        <draw:custom-shape draw:style-name="gr7" draw:text-style-name="P2" draw:layer="layout" svg:width="2.5cm" svg:height="4cm" svg:x="15.5cm" svg:y="18.5cm">
          <text:p text:style-name="P2">Doo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cm" svg:height="0.5cm" svg:x="15.5cm" svg:y="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1.5cm" svg:height="0.25cm" svg:x="16cm" svg:y="10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75cm" svg:y1="18cm" svg:x2="16.75cm" svg:y2="10cm">
          <text:p/>
        </draw:line>
        <draw:custom-shape draw:style-name="gr11" draw:text-style-name="P2" draw:layer="layout" svg:width="0.75cm" svg:height="1.25cm" svg:x="15.25cm" svg:y="9.5cm">
          <text:p/>
          <draw:enhanced-geometry svg:viewBox="0 0 21600 21600" draw:type="rectangle" draw:enhanced-path="M 0 0 L 21600 0 21600 21600 0 21600 0 0 Z N"/>
        </draw:custom-shape>
        <draw:circle draw:style-name="gr12" draw:text-style-name="P5" xml:id="id10" draw:id="id10" draw:layer="layout" svg:width="1.25cm" svg:height="1.25cm" svg:x="14.5cm" svg:y="9.5cm">
          <text:p text:style-name="P4"><text:span text:style-name="T1">M</text:span></text:p>
        </draw:circle>
        <draw:custom-shape draw:style-name="gr13" draw:text-style-name="P2" xml:id="id2" draw:id="id2" draw:layer="layout" svg:width="1cm" svg:height="1cm" svg:x="7cm" svg:y="21cm">
          <text:p/>
          <draw:enhanced-geometry svg:viewBox="0 0 21600 21600" draw:type="rectangle" draw:enhanced-path="M 0 0 L 21600 0 21600 21600 0 21600 0 0 Z N"/>
        </draw:custom-shape>
        <draw:g xml:id="id3" draw:id="id3">
          <draw:line draw:style-name="gr14" draw:text-style-name="P1" draw:layer="layout" svg:x1="7.413cm" svg:y1="21.378cm" svg:x2="7.413cm" svg:y2="21.628cm">
            <text:p/>
          </draw:line>
          <draw:line draw:style-name="gr15" draw:text-style-name="P1" draw:layer="layout" svg:x1="7.538cm" svg:y1="21.128cm" svg:x2="7.538cm" svg:y2="21.878cm">
            <text:p/>
          </draw:line>
          <draw:line draw:style-name="gr16" draw:text-style-name="P1" draw:layer="layout" svg:x1="7.413cm" svg:y1="21.503cm" svg:x2="7.163cm" svg:y2="21.503cm">
            <text:p/>
          </draw:line>
          <draw:line draw:style-name="gr17" draw:text-style-name="P1" draw:layer="layout" svg:x1="7.538cm" svg:y1="21.503cm" svg:x2="7.788cm" svg:y2="21.503cm">
            <text:p/>
          </draw:line>
        </draw:g>
        <draw:g xml:id="id1" draw:id="id1">
          <draw:g>
            <draw:rect draw:style-name="gr18" draw:text-style-name="P6" draw:layer="layout" svg:width="0.45cm" svg:height="0.3cm" svg:x="6.15cm" svg:y="21.35cm">
              <text:p/>
            </draw:rect>
            <draw:line draw:style-name="gr19" draw:text-style-name="P1" draw:layer="layout" svg:x1="6cm" svg:y1="21.5cm" svg:x2="6.15cm" svg:y2="21.5cm">
              <text:p/>
            </draw:line>
            <draw:line draw:style-name="gr20" draw:text-style-name="P1" draw:layer="layout" svg:x1="6.6cm" svg:y1="21.5cm" svg:x2="6.75cm" svg:y2="21.5cm">
              <text:p/>
            </draw:line>
          </draw:g>
          <draw:line draw:style-name="gr21" draw:text-style-name="P1" draw:layer="layout" svg:x1="6.15cm" svg:y1="21.5cm" svg:x2="6.6cm" svg:y2="21.5cm">
            <text:p/>
          </draw:line>
        </draw:g>
        <draw:connector draw:style-name="gr22" draw:text-style-name="P2" draw:layer="layout" svg:x1="6.75cm" svg:y1="21.5cm" svg:x2="7cm" svg:y2="21.5cm" draw:start-shape="id1" draw:start-glue-point="1" draw:end-shape="id2" draw:end-glue-point="3" svg:d="M6750 21500h250" svg:viewBox="0 0 251 1">
          <text:p/>
        </draw:connector>
        <draw:connector draw:style-name="gr22" draw:text-style-name="P2" draw:layer="layout" svg:x1="7cm" svg:y1="21.5cm" svg:x2="7.163cm" svg:y2="21.503cm" draw:start-shape="id2" draw:start-glue-point="3" draw:end-shape="id3" draw:end-glue-point="3" svg:d="M7000 21500h-501v3h664" svg:viewBox="0 0 665 4">
          <text:p/>
        </draw:connector>
        <draw:custom-shape draw:style-name="gr23" draw:text-style-name="P3" draw:layer="layout" svg:width="2.75cm" svg:height="2.25cm" svg:x="5.75cm" svg:y="20.5cm">
          <text:p text:style-name="P2"/>
          <text:p text:style-name="P2"/>
          <text:p text:style-name="P2">Power</text:p>
          <draw:enhanced-geometry svg:viewBox="0 0 21600 21600" draw:type="rectangle" draw:enhanced-path="M 0 0 L 21600 0 21600 21600 0 21600 0 0 Z N"/>
        </draw:custom-shape>
        <draw:connector draw:style-name="gr22" draw:text-style-name="P2" xml:id="id4" draw:id="id4" draw:layer="layout" draw:line-skew="-0.251cm" svg:x1="7.788cm" svg:y1="21.503cm" svg:x2="8cm" svg:y2="21.5cm" draw:start-shape="id3" draw:start-glue-point="1" draw:end-shape="id2" draw:end-glue-point="1" svg:d="M7788 21503h462v-3h-250" svg:viewBox="0 0 463 4">
          <text:p/>
        </draw:connector>
        <draw:connector draw:style-name="gr22" draw:text-style-name="P2" draw:layer="layout" svg:x1="8.5cm" svg:y1="21.375cm" svg:x2="8.5cm" svg:y2="21.375cm" svg:d="M8500 21375z" svg:viewBox="0 0 1 1">
          <text:p/>
        </draw:connector>
        <draw:connector draw:style-name="gr22" draw:text-style-name="P2" xml:id="id14" draw:id="id14" draw:layer="layout" svg:x1="6.759cm" svg:y1="20.014cm" svg:x2="6.014cm" svg:y2="21.486cm" svg:d="M6759 20014v736h-745v736" svg:viewBox="0 0 746 1473">
          <text:p/>
        </draw:connector>
        <draw:connector draw:style-name="gr22" draw:text-style-name="P2" xml:id="id13" draw:id="id13" draw:layer="layout" draw:line-skew="0.247cm" svg:x1="8.25cm" svg:y1="21.501cm" svg:x2="7.004cm" svg:y2="20.006cm" draw:start-shape="id4" draw:start-glue-point="0" svg:d="M8250 21501v-751h-1246v-744" svg:viewBox="0 0 1247 1496">
          <text:p/>
        </draw:connector>
        <draw:connector draw:style-name="gr22" draw:text-style-name="P2" draw:layer="layout" draw:line-skew="0.632cm" svg:x1="14.999cm" svg:y1="18.5cm" svg:x2="5.996cm" svg:y2="12.737cm" draw:start-shape="id5" draw:start-glue-point="4" svg:d="M14999 18500v-2500h-9003v-3263" svg:viewBox="0 0 9004 5764">
          <text:p/>
        </draw:connector>
        <draw:connector draw:style-name="gr22" draw:text-style-name="P2" draw:layer="layout" draw:line-skew="1.988cm" svg:x1="14.516cm" svg:y1="16.263cm" svg:x2="5.751cm" svg:y2="12.761cm" draw:start-shape="id6" draw:start-glue-point="3" svg:d="M14516 16263v-13h-8765v-3489" svg:viewBox="0 0 8766 3503">
          <text:p/>
        </draw:connector>
        <draw:connector draw:style-name="gr22" draw:text-style-name="P2" xml:id="id6" draw:id="id6" draw:layer="layout" draw:line-skew="-1.001cm" svg:x1="14.999cm" svg:y1="19.5cm" svg:x2="14.516cm" svg:y2="16.263cm" draw:start-shape="id5" draw:start-glue-point="5" svg:d="M14999 19500h-499v-3237h16" svg:viewBox="0 0 500 3238">
          <text:p/>
        </draw:connector>
        <draw:connector draw:style-name="gr22" draw:text-style-name="P2" xml:id="id9" draw:id="id9" draw:layer="layout" draw:line-skew="2.505cm" svg:x1="15cm" svg:y1="21.5cm" svg:x2="14.257cm" svg:y2="16.491cm" draw:start-shape="id7" draw:start-glue-point="4" svg:d="M15000 21500v-250h-743v-4759" svg:viewBox="0 0 744 5010">
          <text:p/>
        </draw:connector>
        <draw:connector draw:style-name="gr22" draw:text-style-name="P2" draw:layer="layout" draw:line-skew="-1.501cm" svg:x1="15cm" svg:y1="22.5cm" svg:x2="13.974cm" svg:y2="16.739cm" draw:start-shape="id7" draw:start-glue-point="5" draw:end-shape="id8" draw:end-glue-point="3" svg:d="M15000 22500h-1000v-5761h-26" svg:viewBox="0 0 1027 5762">
          <text:p/>
        </draw:connector>
        <draw:connector draw:style-name="gr22" draw:text-style-name="P2" draw:layer="layout" draw:line-skew="-4.125cm" svg:x1="5.494cm" svg:y1="12.749cm" svg:x2="14.257cm" svg:y2="16.491cm" draw:end-shape="id9" draw:end-glue-point="3" svg:d="M5494 12749h6v3742h8757" svg:viewBox="0 0 8764 3743">
          <text:p/>
        </draw:connector>
        <draw:connector draw:style-name="gr22" draw:text-style-name="P2" xml:id="id8" draw:id="id8" draw:layer="layout" draw:line-skew="-4.356cm" svg:x1="5.237cm" svg:y1="12.749cm" svg:x2="13.974cm" svg:y2="16.739cm" svg:d="M5237 12749h13v3990h8724" svg:viewBox="0 0 8738 3991">
          <text:p/>
        </draw:connector>
        <draw:connector draw:style-name="gr22" draw:text-style-name="P2" draw:layer="layout" draw:line-skew="1.756cm" svg:x1="15.125cm" svg:y1="10.75cm" svg:x2="6.254cm" svg:y2="12.737cm" draw:start-shape="id10" draw:start-glue-point="2" svg:d="M15125 10750v3000h-8871v-1013" svg:viewBox="0 0 8872 3001">
          <text:p/>
        </draw:connector>
        <draw:connector draw:style-name="gr22" draw:text-style-name="P2" xml:id="id11" draw:id="id11" draw:layer="layout" svg:x1="15.125cm" svg:y1="9.5cm" svg:x2="14.246cm" svg:y2="11.01cm" draw:start-shape="id10" draw:start-glue-point="0" svg:d="M15125 9500v-501h-879v2011" svg:viewBox="0 0 880 2012">
          <text:p/>
        </draw:connector>
        <draw:connector draw:style-name="gr22" draw:text-style-name="P2" xml:id="id12" draw:id="id12" draw:layer="layout" draw:line-skew="4.129cm" svg:x1="6.497cm" svg:y1="13.503cm" svg:x2="14.246cm" svg:y2="11.01cm" draw:end-shape="id11" draw:end-glue-point="3" svg:d="M6497 13503h7753v-2493h-4" svg:viewBox="0 0 7754 2494">
          <text:p/>
        </draw:connector>
        <draw:connector draw:style-name="gr22" draw:text-style-name="P2" draw:layer="layout" draw:line-skew="0.504cm" svg:x1="6.499cm" svg:y1="12.749cm" svg:x2="6.497cm" svg:y2="13.503cm" draw:end-shape="id12" draw:end-glue-point="2" svg:d="M6499 12749h1v754h-3" svg:viewBox="0 0 4 755">
          <text:p/>
        </draw:connector>
        <draw:connector draw:style-name="gr22" draw:text-style-name="P2" draw:layer="layout" draw:line-skew="0.885cm" svg:x1="5.004cm" svg:y1="12.724cm" svg:x2="7.004cm" svg:y2="20.006cm" draw:end-shape="id13" draw:end-glue-point="3" svg:d="M5004 12724v4276h2000v3006" svg:viewBox="0 0 2001 7283">
          <text:p/>
        </draw:connector>
        <draw:connector draw:style-name="gr22" draw:text-style-name="P2" draw:layer="layout" draw:line-skew="1.125cm" svg:x1="4.747cm" svg:y1="12.737cm" svg:x2="6.759cm" svg:y2="20.014cm" draw:end-shape="id14" draw:end-glue-point="2" svg:d="M4747 12737v4513h2012v2764" svg:viewBox="0 0 2013 7278">
          <text:p/>
        </draw:connector>
        <draw:custom-shape draw:style-name="gr24" draw:text-style-name="P7" draw:layer="layout" svg:width="0.25cm" svg:height="1cm" svg:x="15.25cm" svg:y="21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5cm" svg:height="5cm" svg:x="3.5cm" svg:y="7.75cm">
          <text:p text:style-name="P2">Hen</text:p>
          <text:p text:style-name="P2">House </text:p>
          <text:p text:style-name="P2">Contro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6" draw:text-style-name="P3" draw:layer="layout" svg:width="2.25cm" svg:height="1cm" draw:transform="rotate (1.5707963267949) translate (8.75cm 14.5cm)">
          <text:p text:style-name="P2">L293D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7.999cm" svg:y1="12.507cm" svg:x2="8.762cm" svg:y2="12.507cm" svg:d="M7999 12507h763" svg:viewBox="0 0 764 1">
          <text:p/>
        </draw:connector>
        <draw:connector draw:style-name="gr22" draw:text-style-name="P2" xml:id="id15" draw:id="id15" draw:layer="layout" svg:x1="8cm" svg:y1="12.507cm" svg:x2="8.763cm" svg:y2="12.507cm" svg:d="M8000 12507h763" svg:viewBox="0 0 764 1">
          <text:p/>
        </draw:connector>
        <draw:connector draw:style-name="gr22" draw:text-style-name="P2" xml:id="id20" draw:id="id20" draw:layer="layout" svg:x1="8cm" svg:y1="12.75cm" svg:x2="8.763cm" svg:y2="12.75cm" svg:d="M8000 12750h763" svg:viewBox="0 0 764 1">
          <text:p/>
        </draw:connector>
        <draw:connector draw:style-name="gr22" draw:text-style-name="P2" xml:id="id27" draw:id="id27" draw:layer="layout" svg:x1="8cm" svg:y1="13cm" svg:x2="8.763cm" svg:y2="13cm" svg:d="M8000 13000h763" svg:viewBox="0 0 764 1">
          <text:p/>
        </draw:connector>
        <draw:connector draw:style-name="gr22" draw:text-style-name="P2" xml:id="id22" draw:id="id22" draw:layer="layout" svg:x1="7.987cm" svg:y1="13.25cm" svg:x2="8.75cm" svg:y2="13.25cm" svg:d="M7987 13250h763" svg:viewBox="0 0 764 1">
          <text:p/>
        </draw:connector>
        <draw:connector draw:style-name="gr22" draw:text-style-name="P2" xml:id="id18" draw:id="id18" draw:layer="layout" svg:x1="7.987cm" svg:y1="13.5cm" svg:x2="8.75cm" svg:y2="13.5cm" svg:d="M7987 13500h763" svg:viewBox="0 0 764 1">
          <text:p/>
        </draw:connector>
        <draw:connector draw:style-name="gr22" draw:text-style-name="P2" xml:id="id25" draw:id="id25" draw:layer="layout" svg:x1="7.987cm" svg:y1="13.75cm" svg:x2="8.75cm" svg:y2="13.75cm" svg:d="M7987 13750h763" svg:viewBox="0 0 764 1">
          <text:p/>
        </draw:connector>
        <draw:connector draw:style-name="gr22" draw:text-style-name="P2" xml:id="id21" draw:id="id21" draw:layer="layout" svg:x1="8cm" svg:y1="14cm" svg:x2="8.763cm" svg:y2="14cm" svg:d="M8000 14000h763" svg:viewBox="0 0 764 1">
          <text:p/>
        </draw:connector>
        <draw:connector draw:style-name="gr22" draw:text-style-name="P2" xml:id="id35" draw:id="id35" draw:layer="layout" svg:x1="7.987cm" svg:y1="14.25cm" svg:x2="8.75cm" svg:y2="14.25cm" svg:d="M7987 14250h763" svg:viewBox="0 0 764 1">
          <text:p/>
        </draw:connector>
        <draw:connector draw:style-name="gr22" draw:text-style-name="P2" xml:id="id16" draw:id="id16" draw:layer="layout" svg:x1="9.737cm" svg:y1="12.5cm" svg:x2="10.257cm" svg:y2="12.499cm" svg:d="M9737 12500h260v-1h260" svg:viewBox="0 0 521 2">
          <text:p/>
        </draw:connector>
        <draw:connector draw:style-name="gr22" draw:text-style-name="P2" draw:layer="layout" svg:x1="9.737cm" svg:y1="12.75cm" svg:x2="10.257cm" svg:y2="12.75cm" svg:d="M9737 12750h520" svg:viewBox="0 0 521 1">
          <text:p/>
        </draw:connector>
        <draw:connector draw:style-name="gr22" draw:text-style-name="P2" draw:layer="layout" svg:x1="9.75cm" svg:y1="13cm" svg:x2="10.246cm" svg:y2="13cm" svg:d="M9750 13000h496" svg:viewBox="0 0 497 1">
          <text:p/>
        </draw:connector>
        <draw:connector draw:style-name="gr22" draw:text-style-name="P2" draw:layer="layout" svg:x1="9.745cm" svg:y1="13.25cm" svg:x2="10.25cm" svg:y2="13.251cm" svg:d="M9745 13250h253v1h252" svg:viewBox="0 0 506 2">
          <text:p/>
        </draw:connector>
        <draw:connector draw:style-name="gr22" draw:text-style-name="P2" draw:layer="layout" svg:x1="9.75cm" svg:y1="13.5cm" svg:x2="10.265cm" svg:y2="13.499cm" svg:d="M9750 13500h258v-1h257" svg:viewBox="0 0 516 2">
          <text:p/>
        </draw:connector>
        <draw:connector draw:style-name="gr22" draw:text-style-name="P2" draw:layer="layout" svg:x1="9.75cm" svg:y1="13.749cm" svg:x2="10.287cm" svg:y2="13.75cm" svg:d="M9750 13749h269v1h268" svg:viewBox="0 0 538 2">
          <text:p/>
        </draw:connector>
        <draw:connector draw:style-name="gr22" draw:text-style-name="P2" draw:layer="layout" svg:x1="9.75cm" svg:y1="14cm" svg:x2="10.27cm" svg:y2="13.999cm" svg:d="M9750 14000h260v-1h260" svg:viewBox="0 0 521 2">
          <text:p/>
        </draw:connector>
        <draw:connector draw:style-name="gr22" draw:text-style-name="P2" draw:layer="layout" svg:x1="9.75cm" svg:y1="14.25cm" svg:x2="10.269cm" svg:y2="14.25cm" svg:d="M9750 14250h519" svg:viewBox="0 0 520 1">
          <text:p/>
        </draw:connector>
        <draw:connector draw:style-name="gr22" draw:text-style-name="P2" draw:layer="layout" draw:line-skew="0.002cm" svg:x1="8cm" svg:y1="12.507cm" svg:x2="10.257cm" svg:y2="12.499cm" draw:start-shape="id15" draw:start-glue-point="2" draw:end-shape="id16" draw:end-glue-point="3" svg:d="M8000 12507v-507h2257v499" svg:viewBox="0 0 2258 508">
          <text:p/>
        </draw:connector>
        <draw:custom-shape draw:style-name="gr27" draw:text-style-name="P3" xml:id="id39" draw:id="id39" draw:layer="layout" svg:width="6cm" svg:height="4.5cm" svg:x="6.25cm" svg:y="2.75cm">
          <text:p text:style-name="P2">Onion Omega</text:p>
          <draw:enhanced-geometry svg:viewBox="0 0 21600 21600" draw:type="rectangle" draw:enhanced-path="M 0 0 L 21600 0 21600 21600 0 21600 0 0 Z N"/>
        </draw:custom-shape>
        <draw:connector draw:style-name="gr28" draw:text-style-name="P2" xml:id="id17" draw:id="id17" draw:layer="layout" svg:x1="8.004cm" svg:y1="12cm" svg:x2="8cm" svg:y2="7.283cm" svg:d="M8004 12000v-2609h-4v-2108" svg:viewBox="0 0 5 4718">
          <text:p/>
        </draw:connector>
        <draw:connector draw:style-name="gr10" draw:text-style-name="P3" draw:layer="layout" draw:type="line" svg:x1="8.004cm" svg:y1="12cm" svg:x2="8.004cm" svg:y2="12cm" draw:start-shape="id17" draw:start-glue-point="2" draw:end-shape="id17" draw:end-glue-point="2" svg:d="M8004 12000z" svg:viewBox="0 0 1 1">
          <text:p/>
        </draw:connector>
        <draw:connector draw:style-name="gr22" draw:text-style-name="P2" draw:layer="layout" draw:line-skew="-3.484cm" svg:x1="7.987cm" svg:y1="13.5cm" svg:x2="7.755cm" svg:y2="20.467cm" draw:start-shape="id18" draw:start-glue-point="2" draw:end-shape="id19" draw:end-glue-point="2" svg:d="M7987 13500h-232v6967" svg:viewBox="0 0 233 6968">
          <text:p/>
        </draw:connector>
        <draw:connector draw:style-name="gr22" draw:text-style-name="P2" draw:layer="layout" draw:line-skew="2.987cm" svg:x1="8cm" svg:y1="12.75cm" svg:x2="7.766cm" svg:y2="7.276cm" draw:start-shape="id20" draw:start-glue-point="2" svg:d="M8000 12750h-234v-5474" svg:viewBox="0 0 235 5475">
          <text:p/>
        </draw:connector>
        <draw:connector draw:style-name="gr22" draw:text-style-name="P2" draw:layer="layout" draw:line-skew="3.631cm" svg:x1="8cm" svg:y1="14cm" svg:x2="7.251cm" svg:y2="7.239cm" draw:start-shape="id21" draw:start-glue-point="2" svg:d="M8000 14000h-749v-6761" svg:viewBox="0 0 750 6762">
          <text:p/>
        </draw:connector>
        <draw:connector draw:style-name="gr22" draw:text-style-name="P2" draw:layer="layout" draw:line-skew="3.237cm" svg:x1="7.987cm" svg:y1="13.25cm" svg:x2="7.509cm" svg:y2="7.276cm" draw:start-shape="id22" draw:start-glue-point="2" svg:d="M7987 13250h-478v-5974" svg:viewBox="0 0 479 5975">
          <text:p/>
        </draw:connector>
        <draw:circle draw:style-name="gr29" draw:text-style-name="P5" xml:id="id23" draw:id="id23" draw:layer="layout" svg:width="1cm" svg:height="1cm" svg:x="2.501cm" svg:y="12.815cm">
          <text:p text:style-name="P4"><text:span text:style-name="T1">M</text:span></text:p>
        </draw:circle>
        <draw:connector draw:style-name="gr22" draw:text-style-name="P2" xml:id="id24" draw:id="id24" draw:layer="layout" svg:x1="3.001cm" svg:y1="13.815cm" svg:x2="4.018cm" svg:y2="13.756cm" draw:start-shape="id23" draw:start-glue-point="2" svg:d="M3001 13815v501h1017v-560" svg:viewBox="0 0 1018 561">
          <text:p/>
        </draw:connector>
        <draw:connector draw:style-name="gr22" draw:text-style-name="P2" draw:layer="layout" svg:x1="4.018cm" svg:y1="13.756cm" svg:x2="7.987cm" svg:y2="13.75cm" draw:start-shape="id24" draw:start-glue-point="3" draw:end-shape="id25" draw:end-glue-point="2" svg:d="M4018 13756h1985v-6h1984" svg:viewBox="0 0 3970 7">
          <text:p/>
        </draw:connector>
        <draw:connector draw:style-name="gr22" draw:text-style-name="P2" xml:id="id26" draw:id="id26" draw:layer="layout" svg:x1="3.001cm" svg:y1="12.815cm" svg:x2="4.005cm" svg:y2="12.972cm" draw:start-shape="id23" draw:start-glue-point="0" svg:d="M3001 12815v-501h1004v658" svg:viewBox="0 0 1005 659">
          <text:p/>
        </draw:connector>
        <draw:connector draw:style-name="gr22" draw:text-style-name="P2" draw:layer="layout" draw:line-skew="-2.003cm" svg:x1="4.005cm" svg:y1="12.972cm" svg:x2="8cm" svg:y2="13cm" draw:start-shape="id26" draw:start-glue-point="3" draw:end-shape="id27" draw:end-glue-point="2" svg:d="M4005 12972h-5v28h4000" svg:viewBox="0 0 4001 29">
          <text:p/>
        </draw:connector>
        <draw:connector draw:style-name="gr22" draw:text-style-name="P2" draw:layer="layout" draw:line-skew="1.476cm" svg:x1="8.272cm" svg:y1="7.299cm" svg:x2="11.631cm" svg:y2="12.25cm" draw:end-shape="id28" draw:end-glue-point="0" svg:d="M8272 7299v3701h3359v1250" svg:viewBox="0 0 3360 4952">
          <text:p/>
        </draw:connector>
        <draw:g xml:id="id33" draw:id="id33">
          <draw:glue-point draw:id="4" svg:x="5cm" svg:y="-5cm"/>
          <draw:glue-point draw:id="5" svg:x="5cm" svg:y="5cm"/>
          <draw:line draw:style-name="gr30" draw:text-style-name="P1" draw:layer="layout" svg:x1="17cm" svg:y1="17.75cm" svg:x2="17cm" svg:y2="18cm">
            <text:p/>
          </draw:line>
          <draw:line draw:style-name="gr31" draw:text-style-name="P1" draw:layer="layout" svg:x1="16.75cm" svg:y1="18cm" svg:x2="17cm" svg:y2="18.5cm">
            <text:p/>
          </draw:line>
          <draw:line draw:style-name="gr32" draw:text-style-name="P1" draw:layer="layout" svg:x1="17cm" svg:y1="18.5cm" svg:x2="17cm" svg:y2="18.75cm">
            <text:p/>
          </draw:line>
        </draw:g>
        <draw:g xml:id="id34" draw:id="id34">
          <draw:glue-point draw:id="4" svg:x="5cm" svg:y="-5cm"/>
          <draw:glue-point draw:id="5" svg:x="5cm" svg:y="5cm"/>
          <draw:line draw:style-name="gr33" draw:text-style-name="P1" draw:layer="layout" svg:x1="17cm" svg:y1="14.75cm" svg:x2="17cm" svg:y2="15cm">
            <text:p/>
          </draw:line>
          <draw:line draw:style-name="gr34" draw:text-style-name="P1" draw:layer="layout" svg:x1="16.75cm" svg:y1="15cm" svg:x2="17cm" svg:y2="15.5cm">
            <text:p/>
          </draw:line>
          <draw:line draw:style-name="gr35" draw:text-style-name="P1" draw:layer="layout" svg:x1="17cm" svg:y1="15.5cm" svg:x2="17cm" svg:y2="15.75cm">
            <text:p/>
          </draw:line>
        </draw:g>
        <draw:g xml:id="id28" draw:id="id28">
          <draw:rect draw:style-name="gr36" draw:text-style-name="P6" draw:layer="layout" svg:width="0.75cm" svg:height="0.25cm" draw:transform="rotate (-1.58824961931484) translate (11.763cm 12.502cm)">
            <text:p/>
          </draw:rect>
          <draw:line draw:style-name="gr37" draw:text-style-name="P1" draw:layer="layout" svg:x1="11.642cm" svg:y1="12.25cm" svg:x2="11.638cm" svg:y2="12.5cm">
            <text:p/>
          </draw:line>
          <draw:line draw:style-name="gr38" draw:text-style-name="P1" draw:layer="layout" svg:x1="11.624cm" svg:y1="13.25cm" svg:x2="11.62cm" svg:y2="13.5cm">
            <text:p/>
          </draw:line>
        </draw:g>
        <draw:g xml:id="id30" draw:id="id30">
          <draw:rect draw:style-name="gr39" draw:text-style-name="P6" draw:layer="layout" svg:width="0.75cm" svg:height="0.25cm" draw:transform="rotate (-1.58824961931484) translate (12.263cm 12.502cm)">
            <text:p/>
          </draw:rect>
          <draw:line draw:style-name="gr40" draw:text-style-name="P1" draw:layer="layout" svg:x1="12.142cm" svg:y1="12.25cm" svg:x2="12.138cm" svg:y2="12.5cm">
            <text:p/>
          </draw:line>
          <draw:line draw:style-name="gr41" draw:text-style-name="P1" draw:layer="layout" svg:x1="12.124cm" svg:y1="13.25cm" svg:x2="12.12cm" svg:y2="13.5cm">
            <text:p/>
          </draw:line>
        </draw:g>
        <draw:g xml:id="id29" draw:id="id29">
          <draw:rect draw:style-name="gr42" draw:text-style-name="P6" draw:layer="layout" svg:width="0.75cm" svg:height="0.25cm" draw:transform="rotate (-1.58824961931484) translate (12.763cm 12.502cm)">
            <text:p/>
          </draw:rect>
          <draw:line draw:style-name="gr43" draw:text-style-name="P1" draw:layer="layout" svg:x1="12.642cm" svg:y1="12.25cm" svg:x2="12.638cm" svg:y2="12.5cm">
            <text:p/>
          </draw:line>
          <draw:line draw:style-name="gr44" draw:text-style-name="P1" draw:layer="layout" svg:x1="12.624cm" svg:y1="13.25cm" svg:x2="12.62cm" svg:y2="13.5cm">
            <text:p/>
          </draw:line>
        </draw:g>
        <draw:g xml:id="id31" draw:id="id31">
          <draw:rect draw:style-name="gr45" draw:text-style-name="P6" draw:layer="layout" svg:width="0.75cm" svg:height="0.25cm" draw:transform="rotate (-1.58824961931484) translate (13.263cm 12.502cm)">
            <text:p/>
          </draw:rect>
          <draw:line draw:style-name="gr46" draw:text-style-name="P1" draw:layer="layout" svg:x1="13.142cm" svg:y1="12.25cm" svg:x2="13.138cm" svg:y2="12.5cm">
            <text:p/>
          </draw:line>
          <draw:line draw:style-name="gr47" draw:text-style-name="P1" draw:layer="layout" svg:x1="13.124cm" svg:y1="13.25cm" svg:x2="13.12cm" svg:y2="13.5cm">
            <text:p/>
          </draw:line>
        </draw:g>
        <draw:connector draw:style-name="gr28" draw:text-style-name="P2" draw:layer="layout" draw:line-skew="-0.394cm" svg:x1="11.632cm" svg:y1="11.039cm" svg:x2="12.631cm" svg:y2="12.25cm" draw:end-shape="id29" draw:end-glue-point="0" svg:d="M11632 11039v-39h999v1250" svg:viewBox="0 0 1000 1251">
          <text:p/>
        </draw:connector>
        <draw:connector draw:style-name="gr22" draw:text-style-name="P2" draw:layer="layout" draw:line-skew="1.241cm" svg:x1="8.5cm" svg:y1="7.268cm" svg:x2="12.131cm" svg:y2="12.25cm" draw:end-shape="id30" svg:d="M8500 7268v3482h3631v1500" svg:viewBox="0 0 3632 4983">
          <text:p/>
        </draw:connector>
        <draw:connector draw:style-name="gr22" draw:text-style-name="P2" draw:layer="layout" draw:line-skew="0.984cm" svg:x1="8.759cm" svg:y1="7.283cm" svg:x2="13.131cm" svg:y2="12.25cm" draw:end-shape="id31" draw:end-glue-point="0" svg:d="M8759 7283v3217h4372v1750" svg:viewBox="0 0 4373 4968">
          <text:p/>
        </draw:connector>
        <draw:connector draw:style-name="gr22" draw:text-style-name="P2" draw:layer="layout" draw:line-skew="1.727cm" svg:x1="9.002cm" svg:y1="7.268cm" svg:x2="17.517cm" svg:y2="10.279cm" draw:end-shape="id32" draw:end-glue-point="3" svg:d="M9002 7268v2982h8515v29" svg:viewBox="0 0 8516 3012">
          <text:p/>
        </draw:connector>
        <draw:connector draw:style-name="gr22" draw:text-style-name="P2" xml:id="id32" draw:id="id32" draw:layer="layout" draw:line-skew="3.486cm" svg:x1="17cm" svg:y1="17.75cm" svg:x2="17.517cm" svg:y2="10.279cm" draw:start-shape="id33" draw:start-glue-point="4" svg:d="M17000 17750v-500h517v-6971" svg:viewBox="0 0 518 7472">
          <text:p/>
        </draw:connector>
        <draw:connector draw:style-name="gr48" draw:text-style-name="P2" draw:layer="layout" svg:x1="17cm" svg:y1="14.75cm" svg:x2="17.547cm" svg:y2="14.202cm" draw:start-shape="id34" draw:start-glue-point="4" svg:d="M17000 14750v-524h547v-24" svg:viewBox="0 0 548 549">
          <text:p/>
        </draw:connector>
        <draw:connector draw:style-name="gr22" draw:text-style-name="P2" draw:layer="layout" svg:x1="11.631cm" svg:y1="13.5cm" svg:x2="17cm" svg:y2="18.75cm" draw:start-shape="id28" draw:start-glue-point="2" draw:end-shape="id33" draw:end-glue-point="5" svg:d="M11631 13500v5751h5369v-501" svg:viewBox="0 0 5370 5752">
          <text:p/>
        </draw:connector>
        <draw:connector draw:style-name="gr22" draw:text-style-name="P2" draw:layer="layout" svg:x1="12.631cm" svg:y1="13.5cm" svg:x2="17cm" svg:y2="15.75cm" draw:start-shape="id29" draw:start-glue-point="2" draw:end-shape="id34" draw:end-glue-point="5" svg:d="M12631 13500v2751h4369v-501" svg:viewBox="0 0 4370 2752">
          <text:p/>
        </draw:connector>
        <draw:connector draw:style-name="gr22" draw:text-style-name="P2" draw:layer="layout" svg:x1="12.131cm" svg:y1="13.5cm" svg:x2="11.633cm" svg:y2="14.019cm" draw:start-shape="id30" draw:start-glue-point="2" svg:d="M12131 13500v510h-498v9" svg:viewBox="0 0 499 520">
          <text:p/>
        </draw:connector>
        <draw:connector draw:style-name="gr22" draw:text-style-name="P2" draw:layer="layout" svg:x1="13.131cm" svg:y1="13.5cm" svg:x2="12.636cm" svg:y2="13.974cm" draw:start-shape="id31" draw:start-glue-point="2" svg:d="M13131 13500v501h-495v-27" svg:viewBox="0 0 496 502">
          <text:p/>
        </draw:connector>
        <draw:connector draw:style-name="gr22" draw:text-style-name="P2" draw:layer="layout" draw:line-skew="1.006cm" svg:x1="7.987cm" svg:y1="14.25cm" svg:x2="6cm" svg:y2="21.125cm" draw:start-shape="id35" draw:start-glue-point="2" draw:end-shape="id36" draw:end-glue-point="1" svg:d="M7987 14250h13v6875h-2000" svg:viewBox="0 0 2001 6876">
          <text:p/>
        </draw:connector>
        <draw:g xml:id="id37" draw:id="id37">
          <draw:g>
            <draw:rect draw:style-name="gr49" draw:text-style-name="P6" draw:layer="layout" svg:width="0.75cm" svg:height="0.25cm" svg:x="4.25cm" svg:y="21cm">
              <text:p/>
            </draw:rect>
            <draw:line draw:style-name="gr50" draw:text-style-name="P1" draw:layer="layout" svg:x1="4cm" svg:y1="21.124cm" svg:x2="4.25cm" svg:y2="21.124cm">
              <text:p/>
            </draw:line>
            <draw:line draw:style-name="gr51" draw:text-style-name="P1" draw:layer="layout" svg:x1="5cm" svg:y1="21.124cm" svg:x2="5.25cm" svg:y2="21.124cm">
              <text:p/>
            </draw:line>
          </draw:g>
          <draw:line draw:style-name="gr52" draw:text-style-name="P1" draw:layer="layout" svg:x1="4.25cm" svg:y1="21.124cm" svg:x2="5cm" svg:y2="21.124cm">
            <text:p/>
          </draw:line>
        </draw:g>
        <draw:g xml:id="id36" draw:id="id36">
          <draw:line draw:style-name="gr53" draw:text-style-name="P1" draw:layer="layout" svg:x1="5.625cm" svg:y1="21cm" svg:x2="5.625cm" svg:y2="21.25cm">
            <text:p/>
          </draw:line>
          <draw:line draw:style-name="gr54" draw:text-style-name="P1" draw:layer="layout" svg:x1="5.75cm" svg:y1="20.75cm" svg:x2="5.75cm" svg:y2="21.5cm">
            <text:p/>
          </draw:line>
          <draw:line draw:style-name="gr55" draw:text-style-name="P1" draw:layer="layout" svg:x1="5.625cm" svg:y1="21.125cm" svg:x2="5.375cm" svg:y2="21.125cm">
            <text:p/>
          </draw:line>
          <draw:line draw:style-name="gr56" draw:text-style-name="P1" draw:layer="layout" svg:x1="5.75cm" svg:y1="21.125cm" svg:x2="6cm" svg:y2="21.125cm">
            <text:p/>
          </draw:line>
        </draw:g>
        <draw:connector draw:style-name="gr22" draw:text-style-name="P2" draw:layer="layout" svg:x1="5.25cm" svg:y1="21.125cm" svg:x2="5.375cm" svg:y2="21.125cm" draw:start-shape="id37" draw:start-glue-point="1" draw:end-shape="id36" draw:end-glue-point="3" svg:d="M5250 21125h125" svg:viewBox="0 0 126 1">
          <text:p/>
        </draw:connector>
        <draw:connector draw:style-name="gr22" draw:text-style-name="P2" xml:id="id19" draw:id="id19" draw:layer="layout" svg:x1="7.755cm" svg:y1="20.467cm" svg:x2="4cm" svg:y2="21.125cm" draw:end-shape="id37" draw:end-glue-point="3" svg:d="M7755 20467h-4256v658h501" svg:viewBox="0 0 4257 659">
          <text:p/>
        </draw:connector>
        <draw:connector draw:style-name="gr28" draw:text-style-name="P2" draw:layer="layout" svg:x1="6.508cm" svg:y1="21.182cm" svg:x2="6.5cm" svg:y2="11.397cm" svg:d="M6508 21182v-4892h-8v-4893" svg:viewBox="0 0 9 9786">
          <text:p/>
        </draw:connector>
        <draw:connector draw:style-name="gr28" draw:text-style-name="P2" draw:layer="layout" svg:x1="6.234cm" svg:y1="20.513cm" svg:x2="6.234cm" svg:y2="11.313cm" svg:d="M6234 20513v-9200" svg:viewBox="0 0 1 9201">
          <text:p/>
        </draw:connector>
        <draw:connector draw:style-name="gr22" draw:text-style-name="P2" xml:id="id38" draw:id="id38" draw:layer="layout" draw:line-skew="0.763cm" svg:x1="6.5cm" svg:y1="9cm" svg:x2="5.755cm" svg:y2="5.473cm" svg:d="M6500 9000v-1000h-745v-2527" svg:viewBox="0 0 746 3528">
          <text:p/>
        </draw:connector>
        <draw:connector draw:style-name="gr22" draw:text-style-name="P2" draw:layer="layout" draw:line-skew="0.496cm" svg:x1="5.755cm" svg:y1="5.473cm" svg:x2="6.25cm" svg:y2="5cm" draw:start-shape="id38" draw:start-glue-point="3" draw:end-shape="id39" draw:end-glue-point="3" svg:d="M5755 5473h-5v-473h500" svg:viewBox="0 0 501 474">
          <text:p/>
        </draw:connector>
        <draw:custom-shape draw:style-name="gr57" draw:text-style-name="P3" draw:layer="layout" svg:width="2.255cm" svg:height="0.776cm" draw:transform="rotate (1.58824961931484) translate (6.013cm 11.268cm)">
          <text:p text:style-name="P2">12V/5V</text:p>
          <draw:enhanced-geometry svg:viewBox="0 0 21600 21600" draw:type="rectangle" draw:enhanced-path="M 0 0 L 21600 0 21600 21600 0 21600 0 0 Z N"/>
        </draw:custom-shape>
        <draw:custom-shape draw:style-name="gr58" draw:text-style-name="P8" draw:layer="layout" svg:width="0.987cm" svg:height="0.491cm" draw:transform="rotate (1.55334303427495) translate (6.25cm 5.487cm)">
          <text:p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2.25cm" svg:height="0.75cm" svg:x="7cm" svg:y="6.5cm">
          <text:p text:style-name="P2">GP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8:53:03.799359570</meta:creation-date>
    <dc:date>2016-07-17T22:55:39.516245256</dc:date>
    <meta:editing-duration>PT15M5S</meta:editing-duration>
    <meta:editing-cycles>1</meta:editing-cycles>
    <meta:document-statistic meta:object-count="135"/>
    <meta:generator>LibreOffice/5.0.5.2$Linux_X86_64 LibreOffice_project/00m0$Build-2</meta:generator>
  </office:meta>
</office:document-meta>
</file>